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a29eb" officeooo:paragraph-rsid="001a29eb"/>
    </style:style>
    <style:style style:name="P2" style:family="paragraph" style:parent-style-name="Preformatted_20_Text">
      <style:paragraph-properties fo:text-align="start" style:justify-single-word="false"/>
      <style:text-properties officeooo:rsid="001a29eb" officeooo:paragraph-rsid="001a29eb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>
      <style:paragraph-properties fo:text-align="center" style:justify-single-word="false"/>
      <style:text-properties officeooo:rsid="001a29eb" officeooo:paragraph-rsid="001a29eb"/>
    </style:style>
    <style:style style:name="P5" style:family="paragraph" style:parent-style-name="Standard">
      <style:paragraph-properties fo:text-align="start" style:justify-single-word="false"/>
      <style:text-properties officeooo:rsid="001a29eb" officeooo:paragraph-rsid="001a29eb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yecto red social</text:p>
      <text:p text:style-name="P4">Estructura</text:p>
      <text:p text:style-name="P2"><text:span text:style-name="Source_20_Text">- src/</text:span></text:p>
      <text:p text:style-name="Preformatted_20_Text"><text:span text:style-name="Source_20_Text"><text:s text:c="2"/>- app/</text:span></text:p>
      <text:p text:style-name="Preformatted_20_Text"><text:span text:style-name="Source_20_Text"><text:s text:c="4"/>- components/</text:span></text:p>
      <text:p text:style-name="Preformatted_20_Text"><text:span text:style-name="Source_20_Text"><text:s text:c="6"/>- home/ (component for the home page)</text:span></text:p>
      <text:p text:style-name="Preformatted_20_Text"><text:span text:style-name="Source_20_Text"><text:s text:c="6"/>- login/ (component for the login page)</text:span></text:p>
      <text:p text:style-name="Preformatted_20_Text"><text:span text:style-name="Source_20_Text"><text:s text:c="6"/>- profile/ (component for the user profile page)</text:span></text:p>
      <text:p text:style-name="Preformatted_20_Text"><text:span text:style-name="Source_20_Text"><text:s text:c="6"/>- post/ (component for creating a new post)</text:span></text:p>
      <text:p text:style-name="Preformatted_20_Text"><text:span text:style-name="Source_20_Text"><text:s text:c="6"/>- comment/ (component for creating a new comment)</text:span></text:p>
      <text:p text:style-name="Preformatted_20_Text"><text:span text:style-name="Source_20_Text"><text:s text:c="6"/>- ...</text:span></text:p>
      <text:p text:style-name="Preformatted_20_Text"><text:span text:style-name="Source_20_Text"><text:s text:c="4"/>- services/</text:span></text:p>
      <text:p text:style-name="Preformatted_20_Text"><text:span text:style-name="Source_20_Text"><text:s text:c="6"/>- auth/ (service for handling authentication)</text:span></text:p>
      <text:p text:style-name="Preformatted_20_Text"><text:span text:style-name="Source_20_Text"><text:s text:c="6"/>- api/ (service for handling API requests)</text:span></text:p>
      <text:p text:style-name="Preformatted_20_Text"><text:span text:style-name="Source_20_Text"><text:s text:c="6"/>- ...</text:span></text:p>
      <text:p text:style-name="Preformatted_20_Text"><text:span text:style-name="Source_20_Text"><text:s text:c="4"/>- models/</text:span></text:p>
      <text:p text:style-name="Preformatted_20_Text"><text:span text:style-name="Source_20_Text"><text:s text:c="6"/>- user/ (model for user data)</text:span></text:p>
      <text:p text:style-name="Preformatted_20_Text"><text:span text:style-name="Source_20_Text"><text:s text:c="6"/>- post/ (model for post data)</text:span></text:p>
      <text:p text:style-name="Preformatted_20_Text"><text:span text:style-name="Source_20_Text"><text:s text:c="6"/>- comment/ (model for comment data)</text:span></text:p>
      <text:p text:style-name="Preformatted_20_Text"><text:span text:style-name="Source_20_Text"><text:s text:c="6"/>- ...</text:span></text:p>
      <text:p text:style-name="Preformatted_20_Text"><text:span text:style-name="Source_20_Text"><text:s text:c="4"/>- pipes/ (custom pipes for formatting data)</text:span></text:p>
      <text:p text:style-name="Preformatted_20_Text"><text:span text:style-name="Source_20_Text"><text:s text:c="4"/>- directives/ (custom directives for manipulating the DOM)</text:span></text:p>
      <text:p text:style-name="Preformatted_20_Text"><text:span text:style-name="Source_20_Text"><text:s text:c="4"/>- shared/ (shared components and services)</text:span></text:p>
      <text:p text:style-name="Preformatted_20_Text"><text:span text:style-name="Source_20_Text"><text:s text:c="4"/>- app-routing.module.ts (routing module for the app)</text:span></text:p>
      <text:p text:style-name="Preformatted_20_Text"><text:span text:style-name="Source_20_Text"><text:s text:c="4"/>- app.component.ts (root component for the app)</text:span></text:p>
      <text:p text:style-name="Preformatted_20_Text"><text:span text:style-name="Source_20_Text"><text:s text:c="4"/>- app.module.ts (main module for the app)</text:span></text:p>
      <text:p text:style-name="Preformatted_20_Text"><text:span text:style-name="Source_20_Text"><text:s text:c="2"/>- assets/ (static assets like images and stylesheets)</text:span></text:p>
      <text:p text:style-name="Preformatted_20_Text"><text:span text:style-name="Source_20_Text"><text:s text:c="2"/>- environments/ (environment configuration files)</text:span></text:p>
      <text:p text:style-name="Preformatted_20_Text"><text:span text:style-name="Source_20_Text"><text:s text:c="2"/>- index.html</text:span></text:p>
      <text:p text:style-name="Preformatted_20_Text"><text:span text:style-name="Source_20_Text"><text:s text:c="2"/>- main.ts</text:span></text:p>
      <text:p text:style-name="P3"><text:span text:style-name="Source_20_Text"><text:s text:c="2"/>- styles.scss</text:span></text:p>
      <text:p text:style-name="P1">This folder structure separates your code into logical components and services, making it easier to manage and maintain. The <text:span text:style-name="Source_20_Text">components</text:span> folder contains all the individual components that make up your app, while the <text:span text:style-name="Source_20_Text">services</text:span> folder contains services that handle things like authentication and API requests. The <text:span text:style-name="Source_20_Text">models</text:span> folder contains the data models used in your app, and the <text:span text:style-name="Source_20_Text">pipes</text:span> and <text:span text:style-name="Source_20_Text">directives</text:span> folders contain reusable code that can be used throughout your app.</text:p>
      <text:p text:style-name="Text_20_body">The <text:span text:style-name="Source_20_Text">shared</text:span> folder contains shared components and services that can be used across multiple components in your app. The <text:span text:style-name="Source_20_Text">app-routing.module.ts</text:span> file handles routing within your app, while the <text:span text:style-name="Source_20_Text">app.component.ts</text:span> file is the root component for your app. The <text:span text:style-name="Source_20_Text">app.module.ts</text:span> file is the main module for your app, where you can import all the necessary modules and components.</text:p>
      <text:p text:style-name="Text_20_body">The <text:span text:style-name="Source_20_Text">assets</text:span> folder contains static assets like images and stylesheets, while the <text:span text:style-name="Source_20_Text">environments</text:span> folder contains environment configuration files. Finally, the <text:span text:style-name="Source_20_Text">index.html</text:span>, <text:span text:style-name="Source_20_Text">main.ts</text:span>, and <text:span text:style-name="Source_20_Text">styles.scss</text:span> files are used to bootstrap your app and define global style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<text:span text:style-name="Strong_20_Emphasis">/App</text:span> - Folder that Contains your angular js applications</text:p>
      <text:list xml:id="list1934735180" text:style-name="L1">
        <text:list-item>
          <text:list>
            <text:list-item>
              <text:p text:style-name="P6"><text:span text:style-name="Strong_20_Emphasis">/AppName</text:span> - Folder containing files related to specific application.</text:p>
              <text:list>
                <text:list-item>
                  <text:p text:style-name="P6">/<text:span text:style-name="Strong_20_Emphasis">contorllers</text:span> - Folder containing controllers related to specific app.</text:p>
                  <text:list>
                    <text:list-item>
                      <text:p text:style-name="P7"><text:span text:style-name="Strong_20_Emphasis">abcController.js</text:span> - JS file containing logic for abcController. </text:p>
                    </text:list-item>
                  </text:list>
                </text:list-item>
                <text:list-item>
                  <text:p text:style-name="P7"><text:span text:style-name="Strong_20_Emphasis">/directives</text:span> - Folder containing directives related to specific app. </text:p>
                </text:list-item>
                <text:list-item>
                  <text:p text:style-name="P7"><text:span text:style-name="Strong_20_Emphasis">/animations</text:span> - Folder containing animations related to specific app<text:line-break/><text:span text:style-name="Strong_20_Emphasis">.</text:span> <text:span text:style-name="Strong_20_Emphasis">.</text:span> <text:span text:style-name="Strong_20_Emphasis">.</text:span> </text:p>
                </text:list-item>
                <text:list-item>
                  <text:p text:style-name="P6"><text:span text:style-name="Strong_20_Emphasis">/services</text:span> - Folder containing services related to specific app.</text:p>
                </text:list-item>
                <text:list-item>
                  <text:p text:style-name="P6"><text:span text:style-name="Strong_20_Emphasis">app.js</text:span> - JS file containing your routes handled by this app, application initialization and configs.</text:p>
                </text:list-item>
                <text:list-item>
                  <text:p text:style-name="P6"><text:span text:style-name="Strong_20_Emphasis">/views</text:span> - Folder containing html view files.</text:p>
                </text:list-item>
              </text:list>
            </text:list-item>
            <text:list-item>
              <text:p text:style-name="P6"><text:span text:style-name="Strong_20_Emphasis">/commonDirectives</text:span> - Folder containing common directives.</text:p>
              <text:list>
                <text:list-item>
                  <text:p text:style-name="P7"><text:span text:style-name="Strong_20_Emphasis">OverlayDirective.js</text:span> - JS containing logic for overlay directive. </text:p>
                </text:list-item>
              </text:list>
            </text:list-item>
            <text:list-item>
              <text:p text:style-name="P6"><text:span text:style-name="Strong_20_Emphasis">/commonViews</text:span> - Folder containing common html view files.</text:p>
            </text:list-item>
            <text:list-item>
              <text:p text:style-name="P6"><text:span text:style-name="Strong_20_Emphasis">coreApp.js</text:span> - JS file containing your core app initialization, configurations and routes that are common for all apps (for example dashboard, aboutus, contactus etc.)</text:p>
            </text:list-item>
          </text:list>
        </text:list-item>
        <text:list-item>
          <text:p text:style-name="P6"><text:span text:style-name="Strong_20_Emphasis">/server</text:span> - Folder containing your node js server.</text:p>
          <text:list>
            <text:list-item>
              <text:p text:style-name="P6"><text:span text:style-name="Strong_20_Emphasis">/libs</text:span> - Folder containing your custom libraries.</text:p>
            </text:list-item>
            <text:list-item>
              <text:p text:style-name="P6"><text:span text:style-name="Strong_20_Emphasis">/models</text:span> - Folder containing schemas for your database models (like in mongo db -define different schemas for different document).</text:p>
            </text:list-item>
            <text:list-item>
              <text:p text:style-name="P6"><text:span text:style-name="Strong_20_Emphasis">/routes</text:span> - Folder containing routes handled by node js server.</text:p>
            </text:list-item>
            <text:list-item>
              <text:p text:style-name="P6"><text:span text:style-name="Strong_20_Emphasis">/plugins</text:span> - Folder containing your custom plugins (like database plugin, processRequest plugin etc.)</text:p>
            </text:list-item>
            <text:list-item>
              <text:p text:style-name="P6"><text:span text:style-name="Strong_20_Emphasis">/spec</text:span> - Folder containing specifications.</text:p>
            </text:list-item>
            <text:list-item>
              <text:p text:style-name="P6"><text:span text:style-name="Strong_20_Emphasis">/tests</text:span> - Folder containing test applications</text:p>
            </text:list-item>
            <text:list-item>
              <text:p text:style-name="P6"><text:span text:style-name="Strong_20_Emphasis">server.js</text:span> - JS file containing your server logic.</text:p>
            </text:list-item>
            <text:list-item>
              <text:p text:style-name="P6"><text:span text:style-name="Strong_20_Emphasis">package.json</text:span> - Package.json file.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2T11:36:06.768770012</meta:creation-date>
    <dc:date>2023-04-02T12:07:43.736987233</dc:date>
    <meta:editing-duration>PT10M5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6" meta:word-count="548" meta:character-count="3629" meta:non-whitespace-character-count="3028"/>
  </office:meta>
</office:document-meta>
</file>